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8.89cm" svg:x="6.58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588cm" svg:y1="8.747cm" svg:x2="15.478cm" svg:y2="8.239cm">
          <text:p/>
        </draw:line>
        <draw:line draw:style-name="gr2" draw:text-style-name="P1" draw:layer="layout" svg:x1="6.588cm" svg:y1="8.747cm" svg:x2="12.43cm" svg:y2="4.302cm">
          <text:p/>
        </draw:line>
        <draw:line draw:style-name="gr2" draw:text-style-name="P1" draw:layer="layout" svg:x1="12.43cm" svg:y1="4.302cm" svg:x2="15.351cm" svg:y2="8.239cm">
          <text:p/>
        </draw:line>
        <draw:line draw:style-name="gr2" draw:text-style-name="P1" draw:layer="layout" svg:x1="15.351cm" svg:y1="8.366cm" svg:x2="12.43cm" svg:y2="12.684cm">
          <text:p/>
        </draw:line>
        <draw:line draw:style-name="gr2" draw:text-style-name="P1" draw:layer="layout" svg:x1="12.43cm" svg:y1="12.684cm" svg:x2="6.715cm" svg:y2="8.874cm">
          <text:p/>
        </draw:line>
        <draw:frame draw:style-name="gr3" draw:layer="layout" svg:width="0.925cm" svg:height="0.962cm" svg:x="4.937cm" svg:y="8.874cm">
          <draw:text-box>
            <text:p>A</text:p>
          </draw:text-box>
        </draw:frame>
        <draw:frame draw:style-name="gr3" draw:layer="layout" svg:width="0.925cm" svg:height="0.962cm" svg:x="12.303cm" svg:y="3.667cm">
          <draw:text-box>
            <text:p>B</text:p>
          </draw:text-box>
        </draw:frame>
        <draw:frame draw:style-name="gr3" draw:layer="layout" svg:width="0.959cm" svg:height="0.962cm" svg:x="15.986cm" svg:y="8.239cm">
          <draw:text-box>
            <text:p>C</text:p>
          </draw:text-box>
        </draw:frame>
        <draw:frame draw:style-name="gr3" draw:layer="layout" svg:width="0.959cm" svg:height="0.962cm" svg:x="12.557cm" svg:y="13.192cm">
          <draw:text-box>
            <text:p>D</text:p>
          </draw:text-box>
        </draw:frame>
        <draw:line draw:style-name="gr2" draw:text-style-name="P1" draw:layer="layout" svg:x1="12.43cm" svg:y1="4.302cm" svg:x2="12.43cm" svg:y2="12.5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9T01:48:38.451478000</meta:creation-date>
    <dc:date>2014-09-22T00:13:43.651073000</dc:date>
    <meta:editing-duration>P2DT22H22M57S</meta:editing-duration>
    <meta:editing-cycles>2</meta:editing-cycles>
    <meta:generator>LibreOffice/4.2.5.2$MacOSX_X86_64 LibreOffice_project/61cb170a04bb1f12e77c884eab9192be736ec5f5</meta:generator>
    <meta:document-statistic meta:object-count="11"/>
  </office:meta>
</office:document-meta>
</file>